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0pt" style:font-size-asian="10pt" style:font-size-complex="10pt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Text_20_body">
      <style:text-properties style:font-name="Verdana" fo:font-size="10pt" style:font-size-asian="10pt" style:font-size-complex="10pt"/>
    </style:style>
    <style:style style:name="P5" style:family="paragraph" style:parent-style-name="Text_20_body"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Verdana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3">Pre assessment!</text:span></text:span></text:p>
      <text:p text:style-name="P4">Please take a few minutes to fill out this pre-assessment:</text:p>
      <text:p text:style-name="Text_20_body"><text:a xlink:type="simple" xlink:href="https://docs.google.com/forms/d/1UeiJxPD1PMOJQ11CvqBjUnv2mDC9iYv8QELvgG61lp0/viewform"><text:span text:style-name="T3">https://docs.google.com/forms/d/1UeiJxPD1PMOJQ11CvqBjUnv2mDC9iYv8QELvgG61lp0/viewform</text:span></text:a></text:p>
      <text:p text:style-name="P2"><text:span text:style-name="T2">or if you're typing this in: </text:span><text:a xlink:type="simple" xlink:href="http://bit.ly/1dlXXz1"><text:span text:style-name="T2">http://bit.ly/1dlXXz1</text:span></text:a></text:p>
      <text:p text:style-name="Text_20_body"><text:span text:style-name="Strong_20_Emphasis"><text:span text:style-name="T3">Prep for class</text:span></text:span></text:p>
      <text:p text:style-name="P4">There are a few things you can do before class if you want to get a head start. You don't have to do any of this to participate, and you'll be working in pairs.</text:p>
      <text:p text:style-name="Text_20_body"><text:span text:style-name="Emphasis"><text:span text:style-name="T3">If you have never been to a PyLadies meetup before</text:span></text:span><text:span text:style-name="Strong_20_Emphasis"><text:span text:style-name="T3">: </text:span></text:span></text:p>
      <text:p text:style-name="P4">Totally not a problem! There are a few things you'll need on your laptop to play along:</text:p>
      <text:p text:style-name="Preformatted_20_Text"><text:span text:style-name="T3"><text:s text:c="4"/>Python </text:span><text:a xlink:type="simple" xlink:href="http://python.org/download/" office:target-frame-name="_blank" xlink:show="new"><text:span text:style-name="T3">http://python.org/download/</text:span></text:a></text:p>
      <text:p text:style-name="P3"><text:span text:style-name="T3"><text:s text:c="4"/>easy_install: </text:span><text:a xlink:type="simple" xlink:href="http://pypi.python.org/pypi/setuptools"><text:span text:style-name="T3">http://pypi.python.org/pypi/setuptools</text:span></text:a></text:p>
      <text:p text:style-name="P4">If you have any trouble getting Python or easy_install on your computer, just let us know when you arrive.</text:p>
      <text:p text:style-name="P5">Further reading</text:p>
      <text:p text:style-name="P6">Core libraries in Python</text:p>
      <text:p text:style-name="P1"><text:a xlink:type="simple" xlink:href="http://effbot.org/media/downloads/librarybook-core-modules.pdf"><text:span text:style-name="T2">http://effbot.org/media/downloads/librarybook-core-modules.pdf</text:span></text:a></text:p>
      <text:p text:style-name="P4"/>
      <text:p text:style-name="P5">Post assessment</text:p>
      <text:p text:style-name="P4">Please take our post-assessment: <text:a xlink:type="simple" xlink:href="http://bit.ly/LfSz4X">http://bit.ly/LfSz4X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pan text:style-name="T1">Exercises</text:span></text:p>
      <text:p text:style-name="P7">Section 1: basic command-line</text:p>
      <text:p text:style-name="P4">What's the command to list files in your directory on the command-line?</text:p>
      <text:p text:style-name="P4"/>
      <text:p text:style-name="P4">What do the options '-la' do to change the output from the command? </text:p>
      <text:p text:style-name="P4"/>
      <text:p text:style-name="P4">What does 'cd' do? </text:p>
      <text:p text:style-name="P4"/>
      <text:p text:style-name="P4">What does 'cat' do? </text:p>
      <text:p text:style-name="P4"/>
      <text:p text:style-name="P4">What does 'file' do? </text:p>
      <text:p text:style-name="P4"/>
      <text:p text:style-name="P4">What does 'head' do? What does 'tail' do? </text:p>
      <text:p text:style-name="P4"/>
      <text:p text:style-name="P4">How do you move “up” a directory from where you currently are at? </text:p>
      <text:p text:style-name="P4"/>
      <text:p text:style-name="P4">How to you move a file from one directory to another? </text:p>
      <text:p text:style-name="P4"/>
      <text:p text:style-name="P4">How do you make a directory? </text:p>
      <text:p text:style-name="P4"/>
      <text:p text:style-name="P4">Create a directory. Create another directory inside that directory. Create a file inside the second directory. Explain how you did it to the class. </text:p>
      <text:p text:style-name="P4"/>
      <text:p text:style-name="P4">Section 2: python on the command-line and core libraries</text:p>
      <text:p text:style-name="P4"/>
      <text:p text:style-name="P4">Start up python. <text:s/>Try to add some numbers. Try to use 'print'. </text:p>
      <text:p text:style-name="P4"/>
      <text:p text:style-name="P4">Experiment with 'import'. Try this: </text:p>
      <text:p text:style-name="P4"><text:s text:c="3"/>import datetime</text:p>
      <text:p text:style-name="P4"><text:s text:c="3"/>datetime.datetime.now()</text:p>
      <text:p text:style-name="P4"/>
      <text:p text:style-name="P4">What do those bits of code do?</text:p>
      <text:p text:style-name="P4"/>
      <text:p text:style-name="P4">Now type in: help(datetime)</text:p>
      <text:p text:style-name="P4">What do you see?</text:p>
      <text:p text:style-name="P4"/>
      <text:p text:style-name="P4"/>
      <text:p text:style-name="P4"><text:soft-page-break/>Explore some other core libraries: </text:p>
      <text:p text:style-name="P4"/>
      <text:p text:style-name="P4">import os</text:p>
      <text:p text:style-name="P4">os.listdir()</text:p>
      <text:p text:style-name="P4"/>
      <text:p text:style-name="P4">import string</text:p>
      <text:p text:style-name="P4">string.replace(...) <text:s/># hint: use help(string.replace) for more information</text:p>
      <text:p text:style-name="P4">string.atoi(...)</text:p>
      <text:p text:style-name="P4">string.atof(...)</text:p>
      <text:p text:style-name="P4"/>
      <text:p text:style-name="P4">open(...)</text:p>
      <text:p text:style-name="P4"/>
      <text:p text:style-name="P4">int(...)</text:p>
      <text:p text:style-name="P4">float(...)</text:p>
      <text:p text:style-name="P4"/>
      <text:p text:style-name="P4">BONUS: </text:p>
      <text:p text:style-name="P4">What are some other interesting <text:span text:style-name="T4">core libraries</text:span>? </text:p>
      <text:p text:style-name="P4">Can you demonstrate how a <text:span text:style-name="T4">function</text:span> in one of them works?</text:p>
      <text:p text:style-name="P4"/>
      <text:p text:style-name="P4">Section 3: run some python command-line tools</text:p>
      <text:p text:style-name="P4"/>
      <text:p text:style-name="P4">pip install virtualenv</text:p>
      <text:p text:style-name="P4"/>
      <text:p text:style-name="P4">virtualenv pyladies-venv</text:p>
      <text:p text:style-name="P4">source pyladies-venv/bin/activate</text:p>
      <text:p text:style-name="P4">pip install doge</text:p>
      <text:p text:style-name="P4"/>
      <text:p text:style-name="P4">try out 'doge' on the command-line. What are the options available? What do they do?</text:p>
      <text:p text:style-name="P4"/>
      <text:p text:style-name="P4">pip install speedtest-cli</text:p>
      <text:p text:style-name="P4"/>
      <text:p text:style-name="P4">try out 'speedtest-cli' on the command-line. What are the options available? How fast is your network connection here? What other things can you test?</text:p>
      <text:p text:style-name="P4"/>
      <text:p text:style-name="P4">BONUS: </text:p>
      <text:p text:style-name="P4">Where can you find command-line tools for Python?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sans-serif"/>
    <style:font-face style:name="Courier 10 Pitch" svg:font-family="'Courier 10 Pitch'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</meta:initial-creator>
    <meta:creation-date>2013-02-20T07:31:33</meta:creation-date>
    <dc:date>2014-01-15T16:24:02</dc:date>
    <dc:creator>Selena Deckelmann</dc:creator>
    <meta:editing-duration>P1DT22H51M12S</meta:editing-duration>
    <meta:editing-cycles>7</meta:editing-cycles>
    <meta:generator>OpenOffice/4.0.0$Unix OpenOffice.org_project/400m3$Build-9702</meta:generator>
    <meta:document-statistic meta:table-count="0" meta:image-count="0" meta:object-count="0" meta:page-count="3" meta:paragraph-count="59" meta:word-count="379" meta:character-count="2507"/>
  </office:meta>
</office:document-meta>
</file>